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style:font-name="Arial Black1" fo:font-size="54pt" style:font-size-asian="54pt" style:font-size-complex="54pt"/>
    </style:style>
    <style:style style:name="P2" style:family="paragraph">
      <style:paragraph-properties fo:margin-left="0cm" fo:margin-right="0cm" fo:text-indent="0cm"/>
      <style:text-properties style:font-name="Arial Black1" fo:font-size="54pt" fo:font-weight="bold" style:font-size-asian="54pt" style:font-size-complex="54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align="center" fo:text-indent="0cm"/>
      <style:text-properties style:font-name="Arial Black" fo:font-size="54pt" style:font-size-asian="54pt" style:font-size-complex="54pt"/>
    </style:style>
    <style:style style:name="P5" style:family="paragraph">
      <style:paragraph-properties fo:margin-left="0cm" fo:margin-right="0cm" fo:text-align="center" fo:text-indent="0cm"/>
      <style:text-properties style:font-name="Arial Black" fo:font-size="54pt" fo:font-weight="bold" style:font-size-asian="54pt" style:font-size-complex="54pt"/>
    </style:style>
    <style:style style:name="P6" style:family="paragraph">
      <style:paragraph-properties fo:margin-left="0cm" fo:margin-right="0cm" fo:text-indent="0cm"/>
      <style:text-properties style:font-name="Arial Black1" fo:font-size="54pt" style:font-size-asian="54pt" style:font-size-complex="54pt"/>
    </style:style>
    <style:style style:name="T1" style:family="text">
      <style:text-properties style:font-name="Arial Black1" fo:font-size="54pt" fo:font-weight="bold" style:font-size-asian="54pt" style:font-size-complex="54pt"/>
    </style:style>
    <style:style style:name="T2" style:family="text">
      <style:text-properties style:font-name="Arial Black" fo:font-size="54pt"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1. Wierzę w Ciebie Panie</text:span><text:span text:style-name="T1"><text:line-break/></text:span><text:span text:style-name="T1">coś mnie obmył z win,</text:span><text:span text:style-name="T1"><text:line-break/></text:span><text:span text:style-name="T1">Wierzę, że człowiekiem</text:span><text:span text:style-name="T1"><text:line-break/></text:span><text:span text:style-name="T1">stał się Boży Syn</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Miłość Ci kazała</text:span><text:span text:style-name="T1"><text:line-break/></text:span><text:span text:style-name="T1">krzyż na plecy brać,</text:span><text:span text:style-name="T1"><text:line-break/></text:span><text:span text:style-name="T1">W tabernakulum zostałeś</text:span><text:span text:style-name="T1"><text:line-break/></text:span><text:span text:style-name="T1">aby z nami trwać</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title" presentation:user-transformed="true">
          <draw:text-box>
            <text:p text:style-name="P4"><text:span text:style-name="T2">Jesteś przewodnikiem</text:span><text:span text:style-name="T2"><text:line-break/></text:span><text:span text:style-name="T2">nam do wieczności bram</text:span><text:span text:style-name="T2"><text:line-break/></text:span><text:span text:style-name="T2">Tam przygarniesz</text:span><text:span text:style-name="T2"><text:line-break/></text:span><text:span text:style-name="T2">nas do siebie.</text:span></text:p>
          </draw:text-box>
        </draw:frame>
        <presentation:notes draw:style-name="dp2">
          <draw:page-thumbnail draw:style-name="gr1" draw:layer="layout" svg:width="13.586cm" svg:height="11.136cm" svg:x="3.705cm" svg:y="2.256cm" draw:page-number="3"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6"><text:span text:style-name="T1">2. Tyś jest moim życiem,</text:span><text:span text:style-name="T1"><text:line-break/></text:span><text:span text:style-name="T1">boś Ty żywy Bóg,</text:span><text:span text:style-name="T1"><text:line-break/></text:span><text:span text:style-name="T1">Tyś jest moją drogą,</text:span><text:span text:style-name="T1"><text:line-break/></text:span><text:span text:style-name="T1">najpiękniejszą z dróg.</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6"><text:span text:style-name="T1">Tyś jest moją prawdą,</text:span><text:span text:style-name="T1"><text:line-break/></text:span><text:span text:style-name="T1"> co oświeca mnie,</text:span><text:span text:style-name="T1"><text:line-break/></text:span><text:span text:style-name="T1">Boś odwiecznym Synem</text:span><text:span text:style-name="T1"><text:line-break/></text:span><text:span text:style-name="T1">Ojca, który wszystko wie.</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6"><text:span text:style-name="T1">Nic mnie nie zatrwoży już</text:span><text:span text:style-name="T1"><text:line-break/></text:span><text:span text:style-name="T1">wśród najcięższych burz,</text:span><text:span text:style-name="T1"><text:line-break/></text:span><text:span text:style-name="T1">Bo Ty Panie jesteś ze mną.</text:span></text:p>
          </draw:text-box>
        </draw:frame>
        <presentation:notes draw:style-name="dp2">
          <draw:page-thumbnail draw:style-name="gr1" draw:layer="layout" svg:width="13.586cm" svg:height="11.136cm" svg:x="3.705cm" svg:y="2.256cm" draw:page-number="6"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001cm" svg:y="-0.002cm" presentation:class="title" presentation:user-transformed="true">
          <draw:text-box>
            <text:p text:style-name="P6"><text:span text:style-name="T1">3. Tyś jest moją siłą,</text:span><text:span text:style-name="T1"><text:line-break/></text:span><text:span text:style-name="T1">w Tobie moja moc,</text:span><text:span text:style-name="T1"><text:line-break/></text:span><text:span text:style-name="T1">Tyś jest mym pokojem</text:span><text:span text:style-name="T1"><text:line-break/></text:span><text:span text:style-name="T1">w najburzliwszą noc,</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2" draw:layer="layout" svg:width="28cm" svg:height="21cm" svg:x="-0.001cm" svg:y="-0.002cm" presentation:class="title" presentation:user-transformed="true">
          <draw:text-box>
            <text:p text:style-name="P6"><text:span text:style-name="T1">Tyś jest mym ratunkiem,</text:span><text:span text:style-name="T1"><text:line-break/></text:span><text:span text:style-name="T1">gdy zagraża toń,</text:span><text:span text:style-name="T1"><text:line-break/></text:span><text:span text:style-name="T1">Moją słabą ludzką rękę</text:span><text:span text:style-name="T1"><text:line-break/></text:span><text:span text:style-name="T1">ujmij w Swoją dłoń.</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6"><text:span text:style-name="T1">Z Tobą przejdę poprzez świat</text:span><text:span text:style-name="T1"><text:line-break/></text:span><text:span text:style-name="T1"> w ciągu życia lat</text:span><text:span text:style-name="T1"><text:line-break/></text:span><text:span text:style-name="T1">I nic złego mnie nie spotka.</text:span></text:p>
          </draw:text-box>
        </draw:frame>
        <presentation:notes draw:style-name="dp2">
          <draw:page-thumbnail draw:style-name="gr1" draw:layer="layout" svg:width="13.586cm" svg:height="11.136cm" svg:x="3.705cm" svg:y="2.256cm" draw:page-number="9"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title" presentation:user-transformed="true">
          <draw:text-box>
            <text:p text:style-name="P6"><text:span text:style-name="T1">4. Tobie Boże Ojcze,</text:span><text:span text:style-name="T1"><text:line-break/></text:span><text:span text:style-name="T1">wiarę swoją dam.</text:span><text:span text:style-name="T1"><text:line-break/></text:span><text:span text:style-name="T1">W Tobie Synu Boży</text:span><text:span text:style-name="T1"><text:line-break/></text:span><text:span text:style-name="T1">ufność swoją mam.</text:span></text:p>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title" presentation:user-transformed="true">
          <draw:text-box>
            <text:p text:style-name="P6"><text:span text:style-name="T1">Duchu Święty Boże</text:span><text:span text:style-name="T1"><text:line-break/></text:span><text:span text:style-name="T1">w serce moje wstąp</text:span><text:span text:style-name="T1"><text:line-break/></text:span><text:span text:style-name="T1">rzuć miłości Bożej ziarno</text:span><text:span text:style-name="T1"><text:line-break/></text:span><text:span text:style-name="T1">w mego serca głąb.</text:span></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1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6"><text:span text:style-name="T1">W duszy mojej rozpal żar,</text:span><text:span text:style-name="T1"><text:line-break/></text:span><text:span text:style-name="T1">siedmioraki dar,</text:span><text:span text:style-name="T1"><text:line-break/></text:span><text:span text:style-name="T1">Daj mi stać się Bożą rolą.</text:span></text:p>
          </draw:text-box>
        </draw:frame>
        <presentation:notes draw:style-name="dp2">
          <draw:page-thumbnail draw:style-name="gr1" draw:layer="layout" svg:width="13.586cm" svg:height="11.136cm" svg:x="3.705cm" svg:y="2.256cm" draw:page-number="12"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4-25T18:45:34</meta:creation-date>
    <dc:date>2015-03-09T18:11:06.461000000</dc:date>
    <dc:language>en-US</dc:language>
    <meta:editing-cycles>28</meta:editing-cycles>
    <meta:editing-duration>PT1H45M38S</meta:editing-duration>
    <meta:document-statistic meta:object-count="51"/>
    <meta:user-defined meta:name="Info 1"/>
    <meta:user-defined meta:name="Info 2"/>
    <meta:user-defined meta:name="Info 3"/>
    <meta:user-defined meta:name="Info 4"/>
  </office:meta>
</office:document-meta>
</file>